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language="es" fo:country="ES"/>
    </style:style>
    <style:style style:name="P2" style:family="paragraph" style:parent-style-name="Text_20_body">
      <style:text-properties style:text-underline-style="none"/>
    </style:style>
    <style:style style:name="P3" style:family="paragraph" style:parent-style-name="Standard" style:list-style-name="L1"/>
    <style:style style:name="P4" style:family="paragraph" style:parent-style-name="Standard" style:list-style-name="L2"/>
    <style:style style:name="T1" style:family="text">
      <style:text-properties fo:language="es" fo:country="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h text:style-name="Heading_20_3" text:outline-level="3">Visión de MSF con respecto a las 3 variables de control:</text:h>
      <text:p text:style-name="Standard"/>
      <text:p text:style-name="Text_20_body">En un proyecto existe una relacion entre las variables de recursos (representado por personas y dinero), agenda(tiempo) y alcance. Una vez establecidas estas variables, cualquier cambio en alguna de estas requiere una correccion en uno o ambos lados del triángulo para mantener el proyecto.</text:p>
      <text:p text:style-name="Text_20_body">El alcance tiene un nivel fijo de calidad que no es negociable. También se puede considerar una cuarta variable que es calidad. La baja en la calidad resulta en la simultanea reducción de recursos, corta agenda.</text:p>
      <text:p text:style-name="Standard"/>
      <text:h text:style-name="Heading_20_3" text:outline-level="3">Caracteríscas del modelo de proceso propuesto por MSF:</text:h>
      <text:p text:style-name="Standard"/>
      <text:h text:style-name="Heading_20_4" text:outline-level="4">Enfoque basado en etapas</text:h>
      <text:p text:style-name="Standard"/>
      <text:p text:style-name="Text_20_body">Las etapas son usadas para planear y monitorear el progreso de un proyecto.</text:p>
      <text:p text:style-name="Standard"/>
      <text:p text:style-name="Text_20_body">Existen dos tipos de etapas: Importantes y provisionales.</text:p>
      <text:p text:style-name="Standard"/>
      <text:p text:style-name="Text_20_body">Etapas importantes:</text:p>
      <text:list xml:id="list550603210" text:style-name="L1">
        <text:list-item>
          <text:p text:style-name="P3">Sirve para la transición de una fase a otra.</text:p>
        </text:list-item>
        <text:list-item>
          <text:p text:style-name="P3">Son genéricas para cualquier tipo de proyectos de IT.</text:p>
          <text:p text:style-name="P3"/>
        </text:list-item>
      </text:list>
      <text:p text:style-name="Text_20_body">Etapas provisionales:</text:p>
      <text:list xml:id="list1663930018" text:style-name="L2">
        <text:list-item>
          <text:p text:style-name="P4">Indicadores de progeso temprano y segmentación de largos esfuerzos de trabajo en pequeños pedazos manejables.</text:p>
        </text:list-item>
        <text:list-item>
          <text:p text:style-name="P4">Dependen del tipo de proyecto, MSF ofrece distintos tipos de etapas provisionales, pero los equipos de trabajo definen las propias para que les sea util en el proyecto.</text:p>
        </text:list-item>
      </text:list>
      <text:p text:style-name="Standard"/>
      <text:p text:style-name="Text_20_body">Etapas como puntos de sincronización:</text:p>
      <text:p text:style-name="Text_20_body">Las etapas importantes son puntos en la vida del proyecto en los cuales el equipo sincroniza su parte con todos los demás y con el cliente. En este punto, el proyecto es revisado por el cliente, los interesados y el equipo. Esto lleva a un satisfactorio acuerdo con el cilente.</text:p>
      <text:p text:style-name="Standard"/>
      <text:p text:style-name="Text_20_body">Las etapas requieren un liderazgo especial, y un rendimiento de cuentas de cada una de las partes del equipo.</text:p>
      <text:p text:style-name="Standard"/>
      <text:p text:style-name="Standard"/>
      <text:h text:style-name="Heading_20_10" text:outline-level="10"><text:soft-page-break/></text:h>
      <text:h text:style-name="Heading_20_10" text:outline-level="10"/>
      <text:h text:style-name="Heading_20_4" text:outline-level="4">Enfoque iterativo</text:h>
      <text:p text:style-name="Standard"/>
      <text:h text:style-name="Heading_20_10" text:outline-level="10">Lanzamientos versionados</text:h>
      <text:p text:style-name="Text_20_body">MSF recomienda esta solución. Aunque proyectos pequeños requieran una sola versión , es recomendable partir ese proyecto en partes mas chicas versionadas.</text:p>
      <text:p text:style-name="Text_20_body">Estas versiones no necesitan ser secuenciales.</text:p>
      <text:p text:style-name="Standard"/>
      <text:h text:style-name="Heading_20_10" text:outline-level="10">Crear documentos activos</text:h>
      <text:p text:style-name="Text_20_body">Es requisito documentación que cambie a medida que el proyecto cambia. Estos documentos son mantenidos de forma diferente que como son mantenidos en un modelo en cascada, donde el desarrollo no empieza hasta que los requerimientos y especificaciones no empiezan.</text:p>
      <text:p text:style-name="Standard"/>
      <text:p text:style-name="Standard"/>
      <text:h text:style-name="Heading_20_10" text:outline-level="10">Trabajo diario</text:h>
      <text:p text:style-name="Text_20_body">MSF se empeña en preparar costrucciones constantes de todos los componentes de la solucion para testing y revisiones.</text:p>
      <text:p text:style-name="Standard"/>
      <text:h text:style-name="Heading_20_10" text:outline-level="10">Gestión de configuraciones</text:h>
      <text:p text:style-name="Text_20_body">Es el seguimiento y control formalizado del estado de varios elementos del proyecto.</text:p>
      <text:p text:style-name="Standard"/>
      <text:p text:style-name="Standard"/>
      <text:h text:style-name="Heading_20_10" text:outline-level="10">Orientación para lanzamientos versionados</text:h>
      <text:p text:style-name="Text_20_body">Los lanzamien<text:tab/>tos versionados trata que las mjores ideas se vean reflejadas en la solución. Los clientes serán mas sensibles a cambios para un lanzamiento posterior.</text:p>
      <text:p text:style-name="Standard"/>
      <text:h text:style-name="Heading_20_10" text:outline-level="10">Una vista integrada de desarrollo y despilegue</text:h>
      <text:p text:style-name="Standard">Una solución no provee valor hasta que no esta terminada y en producción.</text:p>
      <text:p text:style-name="Standard"/>
      <text:p text:style-name="Standard">Beneficios del modelo de proceso integrado:</text:p>
      <text:p text:style-name="Standard">Enfocado en las necesidades de la compañía</text:p>
      <text:p text:style-name="Standard">Las compañías por lo general perciben el desarrollo y despliegue de una solucion como una sola parte.</text:p>
      <text:p text:style-name="Standard"/>
      <text:p text:style-name="Standard">Soporte para desarrollo web tradicional realzado.</text:p>
      <text:p text:style-name="Standard">Soporte para servicios web realzado.</text:p>
      <text:p text:style-name="Standard"/>
      <text:p text:style-name="Standard"/>
      <text:p text:style-name="Standard"/>
      <text:h text:style-name="Heading_20_3" text:outline-level="3"><text:soft-page-break/>Fases e hitos</text:h>
      <text:p text:style-name="Standard"/>
      <text:h text:style-name="Heading_20_4" text:outline-level="4">Fase de Vision</text:h>
      <text:p text:style-name="Standard"/>
      <text:p text:style-name="Standard">Es uno de los requerimientos mas importantes para el éxito del proyecto. El equipo debe tener una clara vision de lo que quieren lograr para la satisfacción del cliente y la motivación del equipo completo.</text:p>
      <text:p text:style-name="Text_20_body">Se reúne un equipo del proyecto. Define la visión y el ámbito de una solución que cumplirá los objetivos del cliente. El equipo organiza entonces el proyecto y proporciona un documento de visión/ámbito aprobado. El equipo de funciones de administración de productos y administración de programas toman el mando en esta fase.</text:p>
      <text:p text:style-name="Text_20_body"/>
      <text:h text:style-name="Heading_20_9" text:outline-level="9">Hito sugerido</text:h>
      <text:p text:style-name="Text_20_body">Equipo organizado: En este punto los miembros clave del equipo han sido asignados al proyecto. No todos los miembros fueron asignados. La estructura del documento del proyecto incluye cómo está organizado el equipo de trabajo y las responsabilidades de cada uno.</text:p>
      <text:p text:style-name="Text_20_body">Vision/Alcance elaborado: El primer documento de vision y alcance fueron elaborados y esta siendo revisado por los miembros del equipo, cliente e interesados.</text:p>
      <text:p text:style-name="Text_20_body"/>
      <text:h text:style-name="Heading_20_4" text:outline-level="4">Fase de Planeamiento</text:h>
      <text:p text:style-name="Text_20_body"/>
      <text:p text:style-name="Text_20_body">Se desarrollan los procesos de diseño conceptual, lógico y físico, así como la especificación funcional. El equipo de funciones de administración de programas crea planes de proyecto que tratan el desarrollo, la comunicación y otras tareas; y cada función proporciona los datos para crear la programación del proyecto. El equipo de funciones de administración de programas toma el mando durante esta fase.</text:p>
      <text:p text:style-name="Text_20_body"/>
      <text:h text:style-name="Heading_20_9" text:outline-level="9">Hito sugerido</text:h>
      <text:p text:style-name="Text_20_body">Validacion de tecnología: El equipo evalúa que tecnologias se utilizaran para desarollar el proyecto.</text:p>
      <text:p text:style-name="Text_20_body">Espeficicacion funcional: Es la base para la creacion del plan de proyecto y la agenda. Todo es documentado en un documento de diseño.</text:p>
      <text:p text:style-name="Text_20_body">Plan Principal: Es una colección de planes de varios roles. El beneficio es que facilita el planeamiento concurrente de los distintos equipos.</text:p>
      <text:p text:style-name="Text_20_body">Agenda Principal: Incluye la agenda detallada del proyecto. </text:p>
      <text:p text:style-name="Text_20_body">Establecimiento del ambiente de desarrollo y test: <text:s/>Se tratan factores de infraestructura como servidores y distintos tipos de hardware que serán utilizados en el proyecto.</text:p>
      <text:p text:style-name="Text_20_body"/>
      <text:h text:style-name="Heading_20_4" text:outline-level="4">Fase de Desarrollo</text:h>
      <text:p text:style-name="Text_20_body">El equipo crea y prueba la solución. El equipo de funciones de desarrollo toma el mando durante <text:soft-page-break/>esta fase.</text:p>
      <text:p text:style-name="Text_20_body"/>
      <text:h text:style-name="Heading_20_9" text:outline-level="9">Hitos Recomendados</text:h>
      <text:p text:style-name="Text_20_body">P<text:bookmark text:name="result_box"/><text:span text:style-name="T1">rueba de concepto completa: Simulaciones de la solucion en el ambiente existente.</text:span></text:p>
      <text:p text:style-name="P1">Construcción interna N Completa: El proyecto necesita hitos internos que ayuden al equipo en el progreso de la solución.</text:p>
      <text:p text:style-name="Text_20_body"/>
      <text:p text:style-name="Text_20_body"/>
      <text:h text:style-name="Heading_20_4" text:outline-level="4">Fase de Estabilización</text:h>
      <text:p text:style-name="Text_20_body"/>
      <text:p text:style-name="Text_20_body">El equipo crea la solución piloto en preparación para el lanzamiento de producción. El equipo de funciones de prueba toma el mando durante esta fase.</text:p>
      <text:p text:style-name="Text_20_body"/>
      <text:h text:style-name="Heading_20_9" text:outline-level="9">Hitos recomendados</text:h>
      <text:p text:style-name="Text_20_body">Error de convergencia: El equipo hace un progreso con respecto al conteo de errores. Esto quiere decir, que la cantidad de errores resueltos son mayores a la cantidad de encontrados.</text:p>
      <text:p text:style-name="Text_20_body">Cero errores de rebote: Es el punto en el proyecto donde los desarrolladores finalmente terminan de testear y no hay errores activos. Tienen que tener cuidado ya que la solucion de un error, trae consigo mas errores.</text:p>
      <text:p text:style-name="Text_20_body">Candidatos al lanzamiento: Una serie de candiadtos para lanzar son preparados al grupo piloto. Tiene que cumplir ciertas características como tener todos los elementos necesarios para salir a producción, todas las piezas de testing estan presentes, etc.</text:p>
      <text:p text:style-name="Text_20_body">Test de pre-producción completo: Se concentran en el lanzamiento piloto. Es importante porque <text:s/>la solución esta muy ligada a la producción. Por esta razón el equipo debe testear todo antes del lanzamiento.</text:p>
      <text:p text:style-name="Text_20_body">Test de aceptación del usuario completo: Empiezan los estudios de usabilidad, y continúan durante la fase de estabilización. Esto es para asegurarse que el nuevo sistema está diseñado para satisfacer las necesidades del usuario y las del negocio.</text:p>
      <text:p text:style-name="Text_20_body">Piloto completo: El lanzamiento de un piloto es el despliegue hacia la producción activa.</text:p>
      <text:p text:style-name="Text_20_body"/>
      <text:h text:style-name="Heading_20_10" text:outline-level="10"/>
      <text:h text:style-name="Heading_20_10" text:outline-level="10"/>
      <text:h text:style-name="Heading_20_4" text:outline-level="4">Fase de Implementación</text:h>
      <text:p text:style-name="Text_20_body">El equipo implementa la solución en todos sitios y comprueba que es estable y utilizable. La responsabilidad pasa entonces a los equipos de operaciones de IT y soporte. El equipo de funciones de administración de lanzamientos toma el mando durante esta fase.</text:p>
      <text:p text:style-name="Text_20_body"/>
      <text:h text:style-name="Heading_20_9" text:outline-level="9"><text:soft-page-break/>Hitos recomendados</text:h>
      <text:p text:style-name="Text_20_body">Componentes centrales implementados: Implementación de la infraestructura que permitirá el desarrollo de la solución.</text:p>
      <text:p text:style-name="Text_20_body">Implementaciones de sitio: Todos los usuarios tienen acceso a la solución. El feedback entre cliente y usuario puede traer ciertos problemas.</text:p>
      <text:p text:style-name="Text_20_body">Implementacion estable: El cliente y equipo se ponen de acuerdo en que el sitio esta operando bien. Es dificil determinar cuando una implementación esta completa. Los nuevos productos están en constante movimiento, con un proceso contínuo de soporte. A este punto del proyecto, los interesados y los miembros del equipo empiezan a desligarse del mismo.</text:p>
      <text:p text:style-name="P2"/>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cho </meta:initial-creator>
    <meta:creation-date>2012-04-08T20:53:36</meta:creation-date>
    <dc:date>2012-04-09T13:02:03</dc:date>
    <dc:creator>nacho </dc:creator>
    <meta:editing-duration>PT4H37M23S</meta:editing-duration>
    <meta:editing-cycles>11</meta:editing-cycles>
    <meta:generator>LibreOffice/3.4$Linux LibreOffice_project/340m1$Build-402</meta:generator>
    <meta:document-statistic meta:table-count="0" meta:image-count="0" meta:object-count="0" meta:page-count="5" meta:paragraph-count="70" meta:word-count="1197" meta:character-count="7640" meta:non-whitespace-character-count="6514"/>
  </office:meta>
</office:document-meta>
</file>